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3.25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.374cm" fo:margin-bottom="0cm" fo:text-indent="0cm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L’informatique dans les grande lignes<text:line-break/>et algorithme, la base du développement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’est quoi l’informatique ?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L’informatique est la science qui regroupe les différentes traitement d’informations</text:p>
              </text:list-item>
              <text:list-item>
                <text:p>L’information est un élément d’un objet, d’un être ou d’un concept</text:p>
              </text:list-item>
              <text:list-item>
                <text:p>EX : <text:s/>les yeux d’une homme, la valeur des minutes d’un horloge ou le nombre de logiciel d’un ordinateur</text:p>
              </text:list-item>
              <text:list-item>
                <text:p>L’informatique est né théoriquement par Ada Lovelace au début du XIXe siècle. L’ordinateur sera créé par Alan Turing et son équipe durant la seconde guerre mondiale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’est quoi un algorithme ?</text:p>
          </draw:text-box>
        </draw:frame>
        <draw:frame presentation:style-name="pr7" draw:layer="layout" svg:width="10.5cm" svg:height="10cm" svg:x="1cm" svg:y="3cm" presentation:class="outline" presentation:user-transformed="true">
          <draw:text-box>
            <text:list text:style-name="L2">
              <text:list-item>
                <text:p>L’algorithme est le schéma d’un traitement logique d’un processus.</text:p>
              </text:list-item>
              <text:list-item>
                <text:p>Ce concept est développé par Al-Khwârizmî, un mathématicien persan qui donnera son nom.</text:p>
              </text:list-item>
            </text:list>
          </draw:text-box>
        </draw:frame>
        <draw:custom-shape draw:style-name="gr2" draw:text-style-name="P3" draw:layer="layout" svg:width="5.5cm" svg:height="1.5cm" svg:x="17cm" svg:y="4cm">
          <text:p text:style-name="P2">Soit un nombre N</text:p>
          <text:p text:style-name="P2">Entier non nu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5cm" svg:height="2.5cm" svg:x="16cm" svg:y="7.5cm">
          <text:p text:style-name="P2">N est de </text:p>
          <text:p text:style-name="P2">forme 2K 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layer="layout" svg:x1="19.5cm" svg:y1="5.5cm" svg:x2="19.5cm" svg:y2="7.5cm">
          <text:p/>
        </draw:line>
        <draw:line draw:style-name="gr5" draw:text-style-name="P4" draw:layer="layout" svg:x1="17cm" svg:y1="9cm" svg:x2="15cm" svg:y2="10.5cm">
          <text:p/>
        </draw:line>
        <draw:custom-shape draw:style-name="gr2" draw:text-style-name="P3" draw:layer="layout" svg:width="5.5cm" svg:height="1.5cm" svg:x="12cm" svg:y="10.5cm">
          <text:p text:style-name="P2">N est pai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5.5cm" svg:height="1.5cm" svg:x="22cm" svg:y="10.5cm">
          <text:p text:style-name="P2">N est impai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4" draw:layer="layout" svg:x1="22.5cm" svg:y1="9cm" svg:x2="25cm" svg:y2="10.5cm">
          <text:p/>
        </draw:line>
        <draw:frame draw:style-name="gr6" draw:text-style-name="P5" draw:layer="layout" svg:width="15.5cm" svg:height="1.673cm" svg:x="12cm" svg:y="12.327cm">
          <draw:text-box>
            <text:p>Algorithme qui détermine si un entier est pair ou impair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pérateurs: logique , maths et affectation</text:p>
          </draw:text-box>
        </draw:frame>
        <draw:frame presentation:style-name="pr7" draw:text-style-name="P6" draw:layer="layout" svg:width="6.5cm" svg:height="2.5cm" svg:x="1.5cm" svg:y="3cm" presentation:class="outline" presentation:user-transformed="true">
          <draw:text-box>
            <text:list text:style-name="L2">
              <text:list-item>
                <text:p text:style-name="P6"><text:span text:style-name="T1">Pour créer et définir les variables : =</text:span></text:p>
              </text:list-item>
              <text:list-item>
                <text:p text:style-name="P6"><text:span text:style-name="T1">Chaque langage a sa fonction de sortie standard (print pour Python ou echo pour <text:s/>PHP</text:span></text:p>
              </text:list-item>
              <text:list-item>
                <text:p text:style-name="P6"><text:span text:style-name="T1">Idem pour les fonction (def pour Python ou fun pour JavaScript </text:span></text:p>
                <text:p text:style-name="P6"><text:span text:style-name="T1"/></text:p>
              </text:list-item>
            </text:list>
          </draw:text-box>
        </draw:frame>
        <draw:frame presentation:style-name="pr7" draw:text-style-name="P6" draw:layer="layout" svg:width="7cm" svg:height="8cm" svg:x="9cm" svg:y="3cm" presentation:class="outline" presentation:user-transformed="true">
          <draw:text-box>
            <text:list text:style-name="L2">
              <text:list-item>
                <text:p text:style-name="P6"><text:span text:style-name="T1">Pour comparer des nombre</text:span></text:p>
              </text:list-item>
              <text:list-item>
                <text:p text:style-name="P6"><text:span text:style-name="T1">&gt; : strictement supérieur</text:span></text:p>
              </text:list-item>
              <text:list-item>
                <text:p text:style-name="P7"><text:span text:style-name="T2">&lt; : </text:span><text:span text:style-name="T1">strictement inférieur </text:span></text:p>
              </text:list-item>
              <text:list-item>
                <text:p text:style-name="P7"><text:span text:style-name="T2">&gt; = : </text:span><text:span text:style-name="T1">supérieur ou égal</text:span></text:p>
              </text:list-item>
              <text:list-item>
                <text:p text:style-name="P7"><text:span text:style-name="T2">&lt; = : inférieur</text:span><text:span text:style-name="T1"> ou égal</text:span></text:p>
              </text:list-item>
              <text:list-item>
                <text:p text:style-name="P7"><text:span text:style-name="T1">== : égalité </text:span></text:p>
              </text:list-item>
              <text:list-item>
                <text:p text:style-name="P7"><text:span text:style-name="T1">!= : inégalité</text:span></text:p>
              </text:list-item>
            </text:list>
            <text:p text:style-name="P7"><text:span text:style-name="T1"/></text:p>
          </draw:text-box>
        </draw:frame>
        <draw:frame presentation:style-name="pr7" draw:text-style-name="P6" draw:layer="layout" svg:width="7cm" svg:height="8cm" svg:x="17.5cm" svg:y="3cm" presentation:class="outline" presentation:user-transformed="true">
          <draw:text-box>
            <text:list text:style-name="L2">
              <text:list-item>
                <text:p text:style-name="P6"><text:span text:style-name="T1">Les comparaison numériques ou complexes comme les chaîne de caractères donne </text:span></text:p>
              </text:list-item>
              <text:list-item>
                <text:p text:style-name="P6"><text:span text:style-name="T1">True : Vrai</text:span></text:p>
              </text:list-item>
              <text:list-item>
                <text:p text:style-name="P6"><text:span text:style-name="T1">False : Faux</text:span></text:p>
              </text:list-item>
              <text:list-item>
                <text:p text:style-name="P6"><text:span text:style-name="T1">Devant une comparaison : ! : Non</text:span></text:p>
              </text:list-item>
              <text:list-item>
                <text:p text:style-name="P6"><text:span text:style-name="T1">Et en cas d’erreur : Null</text:span></text:p>
                <text:p text:style-name="P6"><text:span text:style-name="T1"/></text:p>
              </text:list-item>
            </text:list>
            <text:p text:style-name="P7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8T13:36:01.998000000</meta:creation-date>
    <meta:editing-duration>PT20M14S</meta:editing-duration>
    <meta:editing-cycles>4</meta:editing-cycles>
    <meta:generator>LibreOffice/24.8.2.1$Windows_X86_64 LibreOffice_project/0f794b6e29741098670a3b95d60478a65d05ef13</meta:generator>
    <dc:title>Blue Curve</dc:title>
    <dc:date>2024-10-28T15:59:03.611000000</dc:date>
    <meta:document-statistic meta:object-count="60"/>
  </office:meta>
</office:document-meta>
</file>